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15.558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1.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Q1">
      <style:table-properties table:display="true" style:writing-mode="lr-tb"/>
    </style:style>
    <style:style style:name="ta2" style:family="table" style:master-page-name="PageStyle_5f_Q2">
      <style:table-properties table:display="true" style:writing-mode="lr-tb"/>
    </style:style>
    <style:style style:name="ta3" style:family="table" style:master-page-name="PageStyle_5f_Q3">
      <style:table-properties table:display="true" style:writing-mode="lr-tb"/>
    </style:style>
    <style:style style:name="ta4" style:family="table" style:master-page-name="PageStyle_5f_Q4">
      <style:table-properties table:display="true" style:writing-mode="lr-tb"/>
    </style:style>
    <style:style style:name="ta5" style:family="table" style:master-page-name="PageStyle_5f_Q5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d9e1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order="0.74pt solid #000000"/>
      <style:text-properties style:font-name="arial" fo:font-size="11pt" style:font-size-asian="11pt" style:font-size-complex="11pt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size="11pt" style:font-size-asian="11pt" style:font-name-complex="Arial" style:font-size-complex="11pt"/>
    </style:style>
    <style:style style:name="ce21" style:family="table-cell" style:parent-style-name="Default" style:data-style-name="N2">
      <style:table-cell-properties fo:border="0.74pt solid #000000"/>
    </style:style>
    <style:style style:name="ce22" style:family="table-cell" style:parent-style-name="Default" style:data-style-name="N2"/>
    <style:style style:name="ce10" style:family="table-cell" style:parent-style-name="Default">
      <style:table-cell-properties fo:border="0.74pt solid #000000"/>
    </style:style>
    <style:style style:name="ce24" style:family="table-cell" style:parent-style-name="Default" style:data-style-name="N164">
      <style:table-cell-properties fo:border="0.74pt solid #000000"/>
    </style:style>
    <style:style style:name="ce25" style:family="table-cell" style:parent-style-name="Default" style:data-style-name="N164"/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order="0.74pt solid #000000"/>
      <style:text-properties style:font-name="Arial" fo:font-size="10pt" style:font-size-asian="10pt" style:font-name-complex="Arial" style:font-size-complex="10pt"/>
    </style:style>
    <style:style style:name="ce28" style:family="table-cell" style:parent-style-name="Default" style:data-style-name="N2">
      <style:table-cell-properties fo:border="0.74pt solid #000000"/>
      <style:text-properties style:font-name="Calibri" fo:font-size="11pt" style:font-size-asian="11pt" style:font-name-complex="Noto Sans Devanagari" style:font-size-complex="11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name-complex="Arial" style:font-size-complex="11pt"/>
    </style:style>
    <style:style style:name="ce30" style:family="table-cell" style:parent-style-name="Default" style:data-style-name="N164">
      <style:table-cell-properties style:text-align-source="fix" style:repeat-content="false" fo:border="0.74pt solid #000000"/>
      <style:paragraph-properties fo:text-align="center" fo:margin-left="0cm"/>
      <style:text-properties style:font-name="Calibri" fo:font-size="11pt" style:font-size-asian="11pt" style:font-name-complex="Noto Sans Devanagari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3" table:number-columns-repeated="16379"/>
        <table:table-row table:style-name="ro1">
          <table:table-cell table:style-name="ce1" office:value-type="string" calcext:value-type="string">
            <text:p>Consulta 1: python programming language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TF_IDF</text:p>
          </table:table-cell>
          <table:table-cell table:style-name="ce2" office:value-type="string" calcext:value-type="string">
            <text:p>BM25</text:p>
          </table:table-cell>
          <table:table-cell table:style-name="ce2" office:value-type="string" calcext:value-type="string">
            <text:p>Diferencia</text:p>
          </table:table-cell>
          <table:table-cell office:value-type="string" calcext:value-type="string">
            <text:p>K=10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r/o/x/ROX_Desktop_b4f8.htm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3]-[.B3])"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l/a/Class_(computer_science).htm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4]-[.B4])"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u/o/Guo_Youzhi_8db1.ht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C5]-[.B5])"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h/a/n/Hans_Moleman_c002.htm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ABS([.C6]-[.B6])"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o/u/Lout.html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ABS([.C7]-[.B7])" office:value-type="float" office:value="8" calcext:value-type="float">
            <text:p>8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w/i/l/Wilpattu_National_Park_cf60.htm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ABS([.C8]-[.B8])"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w/i/n/Winter_solstice_(disambiguation).htm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ABS([.C9]-[.B9])"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i/n/SinoVision_32c9.htm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ABS([.C10]-[.B10])" office:value-type="float" office:value="8" calcext:value-type="float">
            <text:p>8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t/e/Stellarium.htm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ABS([.C11]-[.B11])"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j/f/i/JFin_1830.htm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ABS([.C12]-[.B12])"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TF_IDF</text:p>
          </table:table-cell>
          <table:table-cell table:style-name="ce2" office:value-type="string" calcext:value-type="string">
            <text:p>BM25</text:p>
          </table:table-cell>
          <table:table-cell table:style-name="ce2" office:value-type="string" calcext:value-type="string">
            <text:p>Diferencia</text:p>
          </table:table-cell>
          <table:table-cell office:value-type="string" calcext:value-type="string">
            <text:p>K=25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r/o/x/ROX_Desktop_b4f8.htm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14]-[.B14])"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l/a/Class_(computer_science).htm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15]-[.B15])"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u/o/Guo_Youzhi_8db1.ht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C16]-[.B16])"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h/a/n/Hans_Moleman_c002.htm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ABS([.C17]-[.B17])"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o/u/Lout.html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ABS([.C18]-[.B18])" office:value-type="float" office:value="8" calcext:value-type="float">
            <text:p>8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w/i/l/Wilpattu_National_Park_cf60.htm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ABS([.C19]-[.B19])"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w/i/n/Winter_solstice_(disambiguation).htm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ABS([.C20]-[.B20])"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i/n/SinoVision_32c9.htm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ABS([.C21]-[.B21])" office:value-type="float" office:value="8" calcext:value-type="float">
            <text:p>8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t/e/Stellarium.htm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ABS([.C22]-[.B22])"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j/f/i/JFin_1830.htm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ABS([.C23]-[.B23])"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w/o/o/Woodenfish.htm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ABS([.C24]-[.B24])"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z/e/n/Zend_Framework_a5ef.htm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ABS([.C25]-[.B25])"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i/s/List_of_TV_shows_made_into_films_9d9b.ht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ABS([.C26]-[.B26])" office:value-type="float" office:value="5" calcext:value-type="float">
            <text:p>5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r/i/Prince_XML_03cf.html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ABS([.C27]-[.B27])" office:value-type="float" office:value="19" calcext:value-type="float">
            <text:p>19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r/a/Trade_Descriptions_Act_1968_c986.html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ABS([.C28]-[.B28])" office:value-type="float" office:value="6" calcext:value-type="float">
            <text:p>6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l/x/CLX_(Common_Lisp)_1911.html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formula="of:=ABS([.C29]-[.B29])" office:value-type="float" office:value="22" calcext:value-type="float">
            <text:p>2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e/s/c/Escuela_Bella_Vista_f88e.html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26" calcext:value-type="float">
            <text:p>26</text:p>
          </table:table-cell>
          <table:table-cell table:formula="of:=ABS([.C30]-[.B30])" office:value-type="float" office:value="9" calcext:value-type="float">
            <text:p>9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o/n/Pontius_Pilate's_wife_80f1.html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ABS([.C31]-[.B31])" office:value-type="float" office:value="6" calcext:value-type="float">
            <text:p>6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m/u/r/Murrah_High_School_1c6f.html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ABS([.C32]-[.B32])"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h/a/s/Haskell_Curry_f97c.html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6" calcext:value-type="float">
            <text:p>26</text:p>
          </table:table-cell>
          <table:table-cell table:formula="of:=ABS([.C33]-[.B33])" office:value-type="float" office:value="6" calcext:value-type="float">
            <text:p>6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k/u/CKUT-FM_fe8d.html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ABS([.C34]-[.B34])" office:value-type="float" office:value="19" calcext:value-type="float">
            <text:p>19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o/d/l/Odle_Middle_School_bcc5.htm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ABS([.C35]-[.B35])"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i/s/List_of_Chinese_language_schools_in_Taiwan_dd69.html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formula="of:=ABS([.C36]-[.B36])"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i/s/List_of_Arrow_Dynamics_roller_coasters_ca82.html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ABS([.C37]-[.B37])" office:value-type="float" office:value="14" calcext:value-type="float">
            <text:p>14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i/o/_/IO_Digital_Cable_Service_c31a.html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formula="of:=ABS([.C38]-[.B38])" office:value-type="float" office:value="12" calcext:value-type="float">
            <text:p>1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t/c/CTC_Media_7331.html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ABS([.C39]-[.B39])"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f/r/a/Framework_for_Privacy_Analysis_of_Programs,_Technologies,_and_Applications_4cc9.html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ABS([.C40]-[.B40])" office:value-type="float" office:value="9" calcext:value-type="float">
            <text:p>9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o/n/s/OnStage_2e81.html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ABS([.C41]-[.B41])" office:value-type="float" office:value="7" calcext:value-type="float">
            <text:p>7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d/s/t/Dstarr.html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ABS([.C42]-[.B42])" office:value-type="float" office:value="6" calcext:value-type="float">
            <text:p>6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e/e/Beer_Judge_Certification_Program_57c5.html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ABS([.C43]-[.B43])" office:value-type="float" office:value="5" calcext:value-type="float">
            <text:p>5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u/i/u/UIUC_College_of_Engineering_ccae.html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ABS([.C44]-[.B44])" office:value-type="float" office:value="4" calcext:value-type="float">
            <text:p>4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e/m/e/Emergency_Health_Services_915d.html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ABS([.C45]-[.B45])"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TF_IDF</text:p>
          </table:table-cell>
          <table:table-cell table:style-name="ce2" office:value-type="string" calcext:value-type="string">
            <text:p>BM25</text:p>
          </table:table-cell>
          <table:table-cell table:style-name="ce2" office:value-type="string" calcext:value-type="string">
            <text:p>Diferencia</text:p>
          </table:table-cell>
          <table:table-cell office:value-type="string" calcext:value-type="string">
            <text:p>K=50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r/o/x/ROX_Desktop_b4f8.htm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47]-[.B47])"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l/a/Class_(computer_science).htm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C48]-[.B48])"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u/o/Guo_Youzhi_8db1.ht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C49]-[.B49])"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h/a/n/Hans_Moleman_c002.htm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ABS([.C50]-[.B50])"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o/u/Lout.html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ABS([.C51]-[.B51])" office:value-type="float" office:value="8" calcext:value-type="float">
            <text:p>8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w/i/l/Wilpattu_National_Park_cf60.htm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ABS([.C52]-[.B52])"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w/i/n/Winter_solstice_(disambiguation).htm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ABS([.C53]-[.B53])"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i/n/SinoVision_32c9.htm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ABS([.C54]-[.B54])" office:value-type="float" office:value="8" calcext:value-type="float">
            <text:p>8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t/e/Stellarium.htm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ABS([.C55]-[.B55])"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j/f/i/JFin_1830.htm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ABS([.C56]-[.B56])"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w/o/o/Woodenfish.htm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ABS([.C57]-[.B57])"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z/e/n/Zend_Framework_a5ef.htm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ABS([.C58]-[.B58])"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i/s/List_of_TV_shows_made_into_films_9d9b.ht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ABS([.C59]-[.B59])" office:value-type="float" office:value="5" calcext:value-type="float">
            <text:p>5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r/i/Prince_XML_03cf.html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ABS([.C60]-[.B60])" office:value-type="float" office:value="19" calcext:value-type="float">
            <text:p>19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r/a/Trade_Descriptions_Act_1968_c986.html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ABS([.C61]-[.B61])" office:value-type="float" office:value="6" calcext:value-type="float">
            <text:p>6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l/x/CLX_(Common_Lisp)_1911.html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formula="of:=ABS([.C62]-[.B62])" office:value-type="float" office:value="22" calcext:value-type="float">
            <text:p>2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e/s/c/Escuela_Bella_Vista_f88e.html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51" calcext:value-type="float">
            <text:p>51</text:p>
          </table:table-cell>
          <table:table-cell table:formula="of:=ABS([.C63]-[.B63])" office:value-type="float" office:value="34" calcext:value-type="float">
            <text:p>34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o/n/Pontius_Pilate's_wife_80f1.html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ABS([.C64]-[.B64])" office:value-type="float" office:value="6" calcext:value-type="float">
            <text:p>6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m/u/r/Murrah_High_School_1c6f.html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ABS([.C65]-[.B65])"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h/a/s/Haskell_Curry_f97c.html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2" calcext:value-type="float">
            <text:p>52</text:p>
          </table:table-cell>
          <table:table-cell table:formula="of:=ABS([.C66]-[.B66])" office:value-type="float" office:value="32" calcext:value-type="float">
            <text:p>3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k/u/CKUT-FM_fe8d.html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ABS([.C67]-[.B67])" office:value-type="float" office:value="19" calcext:value-type="float">
            <text:p>19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o/d/l/Odle_Middle_School_bcc5.htm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ABS([.C68]-[.B68])"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i/s/List_of_Chinese_language_schools_in_Taiwan_dd69.html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53" calcext:value-type="float">
            <text:p>53</text:p>
          </table:table-cell>
          <table:table-cell table:formula="of:=ABS([.C69]-[.B69])" office:value-type="float" office:value="30" calcext:value-type="float">
            <text:p>3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i/s/List_of_Arrow_Dynamics_roller_coasters_ca82.html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ABS([.C70]-[.B70])" office:value-type="float" office:value="14" calcext:value-type="float">
            <text:p>14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i/o/_/IO_Digital_Cable_Service_c31a.html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formula="of:=ABS([.C71]-[.B71])" office:value-type="float" office:value="12" calcext:value-type="float">
            <text:p>1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r/a/Graphical_user_interface_builder.html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formula="of:=ABS([.C72]-[.B72])" office:value-type="float" office:value="13" calcext:value-type="float">
            <text:p>1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n/a/o/Naomi_Nari_Nam_e255.html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formula="of:=ABS([.C73]-[.B73])" office:value-type="float" office:value="8" calcext:value-type="float">
            <text:p>8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t/c/CTC_Media_7331.html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ABS([.C74]-[.B74])" office:value-type="float" office:value="4" calcext:value-type="float">
            <text:p>4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i/n/s/Insurance_Institute_for_Highway_Safety_656d.html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ABS([.C75]-[.B75])" office:value-type="float" office:value="12" calcext:value-type="float">
            <text:p>1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d/e/f/Defeasible_logic.html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1" calcext:value-type="float">
            <text:p>51</text:p>
          </table:table-cell>
          <table:table-cell table:formula="of:=ABS([.C76]-[.B76])" office:value-type="float" office:value="21" calcext:value-type="float">
            <text:p>2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r/á/d/Rádio_e_Televisão_de_Portugal_a781.html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ABS([.C77]-[.B77])"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m/o/n/Monad.html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51" calcext:value-type="float">
            <text:p>51</text:p>
          </table:table-cell>
          <table:table-cell table:formula="of:=ABS([.C78]-[.B78])" office:value-type="float" office:value="19" calcext:value-type="float">
            <text:p>19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i/m/p/Impact.html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ABS([.C79]-[.B79])" office:value-type="float" office:value="17" calcext:value-type="float">
            <text:p>17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h/e/The_Tennessee_Foreign_Language_Institute_e4d6.html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51" calcext:value-type="float">
            <text:p>51</text:p>
          </table:table-cell>
          <table:table-cell table:formula="of:=ABS([.C80]-[.B80])" office:value-type="float" office:value="17" calcext:value-type="float">
            <text:p>17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n/s/CNSAD_87b1.html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51" calcext:value-type="float">
            <text:p>51</text:p>
          </table:table-cell>
          <table:table-cell table:formula="of:=ABS([.C81]-[.B81])" office:value-type="float" office:value="16" calcext:value-type="float">
            <text:p>16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i/n/Linda_de_Mol_1ace.html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51" calcext:value-type="float">
            <text:p>51</text:p>
          </table:table-cell>
          <table:table-cell table:formula="of:=ABS([.C82]-[.B82])" office:value-type="float" office:value="15" calcext:value-type="float">
            <text:p>15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f/r/a/Framework_for_Privacy_Analysis_of_Programs,_Technologies,_and_Applications_4cc9.html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formula="of:=ABS([.C83]-[.B83])" office:value-type="float" office:value="20" calcext:value-type="float">
            <text:p>2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m/i/c/Microtuner.html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51" calcext:value-type="float">
            <text:p>51</text:p>
          </table:table-cell>
          <table:table-cell table:formula="of:=ABS([.C84]-[.B84])" office:value-type="float" office:value="13" calcext:value-type="float">
            <text:p>1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e/l/Telecare_(TV_Network)_7f29.html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51" calcext:value-type="float">
            <text:p>51</text:p>
          </table:table-cell>
          <table:table-cell table:formula="of:=ABS([.C85]-[.B85])" office:value-type="float" office:value="12" calcext:value-type="float">
            <text:p>1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y/n/LynxOS_dd39.html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51" calcext:value-type="float">
            <text:p>51</text:p>
          </table:table-cell>
          <table:table-cell table:formula="of:=ABS([.C86]-[.B86])" office:value-type="float" office:value="11" calcext:value-type="float">
            <text:p>1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i/s/List_of_schools_in_Mexico_2e1c.html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51" calcext:value-type="float">
            <text:p>51</text:p>
          </table:table-cell>
          <table:table-cell table:formula="of:=ABS([.C87]-[.B87])" office:value-type="float" office:value="10" calcext:value-type="float">
            <text:p>1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e/h/Behavioral_Analysis_Unit_f0bc.html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51" calcext:value-type="float">
            <text:p>51</text:p>
          </table:table-cell>
          <table:table-cell table:formula="of:=ABS([.C88]-[.B88])" office:value-type="float" office:value="9" calcext:value-type="float">
            <text:p>9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d/a/v/David_Munro_e903.html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51" calcext:value-type="float">
            <text:p>51</text:p>
          </table:table-cell>
          <table:table-cell table:formula="of:=ABS([.C89]-[.B89])" office:value-type="float" office:value="8" calcext:value-type="float">
            <text:p>8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d/_/PD_adf8.html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51" calcext:value-type="float">
            <text:p>51</text:p>
          </table:table-cell>
          <table:table-cell table:formula="of:=ABS([.C90]-[.B90])" office:value-type="float" office:value="7" calcext:value-type="float">
            <text:p>7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o/n/s/OnStage_2e81.html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formula="of:=ABS([.C91]-[.B91])" office:value-type="float" office:value="26" calcext:value-type="float">
            <text:p>26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k/a/n/Kangchenjunga_(disambiguation).html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51" calcext:value-type="float">
            <text:p>51</text:p>
          </table:table-cell>
          <table:table-cell table:formula="of:=ABS([.C92]-[.B92])" office:value-type="float" office:value="5" calcext:value-type="float">
            <text:p>5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o/y/Toyohashi_University_of_Technology_d2ea.html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51" calcext:value-type="float">
            <text:p>51</text:p>
          </table:table-cell>
          <table:table-cell table:formula="of:=ABS([.C93]-[.B93])" office:value-type="float" office:value="4" calcext:value-type="float">
            <text:p>4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d/s/t/Dstarr.html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formula="of:=ABS([.C94]-[.B94])" office:value-type="float" office:value="28" calcext:value-type="float">
            <text:p>28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v/i/s/Vision_for_Space_Exploration_eaf2.html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51" calcext:value-type="float">
            <text:p>51</text:p>
          </table:table-cell>
          <table:table-cell table:formula="of:=ABS([.C95]-[.B95])"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a/p/_/AP_United_States_Government_and_Politics_fc7f.html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formula="of:=ABS([.C96]-[.B96])"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e/e/Beer_Judge_Certification_Program_57c5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formula="of:=ABS([.C97]-[.B97])" office:value-type="float" office:value="30" calcext:value-type="float">
            <text:p>3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u/i/u/UIUC_College_of_Engineering_ccae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formula="of:=ABS([.C98]-[.B98])" office:value-type="float" office:value="29" calcext:value-type="float">
            <text:p>29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e/m/e/Emergency_Health_Services_915d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ABS([.C99]-[.B99])" office:value-type="float" office:value="26" calcext:value-type="float">
            <text:p>26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i/s/u/ISU_Masters_Program_df53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formula="of:=ABS([.C100]-[.B100])" office:value-type="float" office:value="25" calcext:value-type="float">
            <text:p>25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a/t/Latino_Public_Broadcasting_9454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table:formula="of:=ABS([.C101]-[.B101])" office:value-type="float" office:value="24" calcext:value-type="float">
            <text:p>24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c/x/BCX_3407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table:formula="of:=ABS([.C102]-[.B102])" office:value-type="float" office:value="23" calcext:value-type="float">
            <text:p>2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e/r/Gerald_Soffen_0447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formula="of:=ABS([.C103]-[.B103])" office:value-type="float" office:value="22" calcext:value-type="float">
            <text:p>2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e/a/Leaky_abstraction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formula="of:=ABS([.C104]-[.B104])" office:value-type="float" office:value="21" calcext:value-type="float">
            <text:p>2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r/e/s/Resident_module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formula="of:=ABS([.C105]-[.B105])" office:value-type="float" office:value="20" calcext:value-type="float">
            <text:p>2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u/n/i/University_of_Texas_at_Austin_College_of_Natural_Sciences_a940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formula="of:=ABS([.C106]-[.B106])" office:value-type="float" office:value="19" calcext:value-type="float">
            <text:p>19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w/f/v/WFVX-LP_6627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formula="of:=ABS([.C107]-[.B107])" office:value-type="float" office:value="15" calcext:value-type="float">
            <text:p>15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r/e/Press_Start_9811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ABS([.C108]-[.B108])" office:value-type="float" office:value="9" calcext:value-type="float">
            <text:p>9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r/a/i/Rainbows_(charity)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formula="of:=ABS([.C109]-[.B109])" office:value-type="float" office:value="8" calcext:value-type="float">
            <text:p>8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y/a/s/Yass_(software)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formula="of:=ABS([.C110]-[.B110])" office:value-type="float" office:value="7" calcext:value-type="float">
            <text:p>7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u/n/i/United_States_Federal_Protective_Service_8857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formula="of:=ABS([.C111]-[.B111])" office:value-type="float" office:value="6" calcext:value-type="float">
            <text:p>6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w/j/t/WJTS-LP_27d9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formula="of:=ABS([.C112]-[.B112])" office:value-type="float" office:value="5" calcext:value-type="float">
            <text:p>5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t/r/Stratford_University_6413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formula="of:=ABS([.C113]-[.B113])" office:value-type="float" office:value="4" calcext:value-type="float">
            <text:p>4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u/s/Pushd_and_popd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ABS([.C114]-[.B114])"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t/2E/St._Theresa's_College,_Cebu_City_2e7f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ABS([.C115]-[.B115])"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  <table:table-row table:style-name="ro1">
          <table:table-cell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Diferencia</text:p>
          </table:table-cell>
          <table:table-cell table:style-name="ce4" office:value-type="string" calcext:value-type="string">
            <text:p>Correlacion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table:formula="of:=SUM([.D3:.D12])" office:value-type="float" office:value="29" calcext:value-type="float">
            <text:p>29</text:p>
          </table:table-cell>
          <table:table-cell table:style-name="ce21" table:formula="of:=CORREL([.B3:.B12];[.C3:.C12])" office:value-type="float" office:value="0.618466829919376" calcext:value-type="float">
            <text:p>0,62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table:formula="of:=SUM([.D14:.D45])" office:value-type="float" office:value="192" calcext:value-type="float">
            <text:p>192</text:p>
          </table:table-cell>
          <table:table-cell table:style-name="ce21" table:formula="of:=CORREL([.B14:.B45];[.C14:.C45])" office:value-type="float" office:value="0.656077525386753" calcext:value-type="float">
            <text:p>0,66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7" table:formula="of:=SUM([.D47:.D115])" office:value-type="float" office:value="835" calcext:value-type="float">
            <text:p>835</text:p>
          </table:table-cell>
          <table:table-cell table:style-name="ce21" table:formula="of:=CORREL([.B47:.B115];[.C47:.C115])" office:value-type="float" office:value="0.584598246253226" calcext:value-type="float">
            <text:p>0,58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table:style-name="ce6" table:number-columns-repeated="3"/>
          <table:table-cell/>
          <table:table-cell table:style-name="Default" table:number-columns-repeated="16379"/>
        </table:table-row>
        <table:table-row table:style-name="ro1">
          <table:table-cell table:number-columns-repeated="3"/>
          <table:table-cell table:style-name="ce22"/>
          <table:table-cell/>
          <table:table-cell table:style-name="Default" table:number-columns-repeated="16379"/>
        </table:table-row>
      </table:table>
      <table:table table:name="Q2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3" table:number-columns-repeated="16379"/>
        <table:table-row table:style-name="ro1">
          <table:table-cell table:style-name="ce1" office:value-type="string" calcext:value-type="string">
            <text:p>Consulta 2: world war ii countries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TF_IDF</text:p>
          </table:table-cell>
          <table:table-cell table:style-name="ce2" office:value-type="string" calcext:value-type="string">
            <text:p>BM25</text:p>
          </table:table-cell>
          <table:table-cell table:style-name="ce2" office:value-type="string" calcext:value-type="string">
            <text:p>Diferencia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o/v/Soviet–United_States_relations_5247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w/a/k/Wake_Me_When_the_War_Is_Over_6986.ht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1/s/t/1st_Armoured_Brigade_(United_Kingdom)_c67f.htm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r/o/a/World_War_II_Combat~_Road_to_Berlin_c2f0.htm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m/e/r/Merril_Sandoval_e3c8.htm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i/s/List_of_theaters_and_campaigns_of_World_War_II_628d.htm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1/s/t/1st_Battalion_2nd_Marines_cc49.ht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n/a/t/National_Association_of_Russian_Explorers_b145.html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o/m/Bombing_of_Osaka_in_World_War_II_4895.htm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3/r/d/3rd_Marine_Division_(United_States)_e0f4.htm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h/e/s/Hestercombe_House_ff46.htm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o/l/Polish_3rd_Legions_Infantry_Division_07e5.htm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1/s/t/1st_Battalion_23rd_Marines_6a26.htm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j/a/m/James_R._Hendrix_5e56.htm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h/i/Philcon.html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e/r/Teruhisa_Komatsu_00a9.htm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m/g/-/MG-13_787f.html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t/e/Stepan_Kretov_ea42.html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a/k/Gakusei_Kai_bf3f.html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u/s/s/USS_Nemasket_(AOG-10)_9646.htm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u/s/s/USS_Dutchess_(APA-98)_9f78.html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e/s/Leslie_E._Brown_7c5d.html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a/n/Panorama_(German_wartime_newsreel)_cba4.htm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a/i/Cairo_Conference_5945.html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w/a/l/Walter_Krueger_dba7.html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w/i/l/Wilfred__Chicken__Smallhorn_4bff.html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r/a/j/Rajadiraja_Chola_II_c4b5.html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h/m/a/HMAS_Glenelg_(J236)_8adc.htm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r/o/Croatian-Peruvians_bddb.html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a/n/Sanacja.html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h/â/Château_de_Puybardeau_bd54.htm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f/o/r/For_Tomorrow_102f.html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j/a/n/Jan_Syrový_90ae.html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l/_/BL_6_inch_Gun_Mk_7_6e78.html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e/r/Germanic-SS_ff54.html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d/e/s/Desmond_Llewelyn_e92b.html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r/o/Provisional_Administration_6e76.html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m/a/t/Matilda_tank.html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a/d/a/Adam_Studziński_87f1.html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t/u/Sturmpistole.html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a/s/t/Astrid_Løken_9e26.html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m/a/c/Maciej_Aleksy_Dawidowski_d63d.htm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e/t/Bethlehem_Steel_119e.html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o/t/t/Otto_Dix_593c.htm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a/_/l/A_Love_in_Germany_6814.html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i/b/Command_&amp;_Conquer~_Tiberium_Wars_(novel)_0a72.htm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r/o/b/Robert_Stinnett_c7d8.html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j/o/h/John_Edward_McCarthy_4f09.html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e/o/George_B._Simler_1b09.html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r/u/Brusy.html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a/l/b/Albert_Levy_(soldier)_9746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  <table:table-row table:style-name="ro1">
          <table:table-cell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Diferencia</text:p>
          </table:table-cell>
          <table:table-cell table:style-name="ce4" office:value-type="string" calcext:value-type="string">
            <text:p>Correlacion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table:formula="of:=SUM([.D3:.D12])" office:value-type="float" office:value="5" calcext:value-type="float">
            <text:p>5</text:p>
          </table:table-cell>
          <table:table-cell table:style-name="ce21" table:formula="of:=CORREL([.B3:.B12];[.C3:.C12])" office:value-type="float" office:value="0.939184448083534" calcext:value-type="float">
            <text:p>0,94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table:formula="of:=SUM([.D3:.D27])" office:value-type="float" office:value="23" calcext:value-type="float">
            <text:p>23</text:p>
          </table:table-cell>
          <table:table-cell table:style-name="ce21" table:formula="of:=CORREL([.B3:.B27];[.C3:.C27])" office:value-type="float" office:value="0.972911552073877" calcext:value-type="float">
            <text:p>0,97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7" table:formula="of:=SUM([.D3:.D53])" office:value-type="float" office:value="92" calcext:value-type="float">
            <text:p>92</text:p>
          </table:table-cell>
          <table:table-cell table:style-name="ce21" table:formula="of:=CORREL([.B3:.B53];[.C3:.C53])" office:value-type="float" office:value="0.982352941176471" calcext:value-type="float">
            <text:p>0,98</text:p>
          </table:table-cell>
          <table:table-cell/>
          <table:table-cell table:style-name="Default" table:number-columns-repeated="16379"/>
        </table:table-row>
      </table:table>
      <table:table table:name="Q3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3" table:number-columns-repeated="16379"/>
        <table:table-row table:style-name="ro1">
          <table:table-cell table:style-name="ce1" office:value-type="string" calcext:value-type="string">
            <text:p>Consulta 3: plants Argentina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TF_IDF</text:p>
          </table:table-cell>
          <table:table-cell table:style-name="ce2" office:value-type="string" calcext:value-type="string">
            <text:p>BM25</text:p>
          </table:table-cell>
          <table:table-cell table:style-name="ce2" office:value-type="string" calcext:value-type="string">
            <text:p>Diferencia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u/n/Sungrebe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m/r/2E/Mr._Bricolage_c06c.ht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h/u/g/Hugo_Porta_10e3.htm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v/e/r/Verónico_Cruz_(film)_fa73.htm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j/u/a/Juan_Álvarez_(historian)_f8d3.htm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i/n/d/Independiente_de_La_Rioja_d4de.htm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2/0/0/2000_Volleyball_America's_Cup_d018.ht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e/n/r/Enrique_Santiago_Petracchi_510c.htm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i/e/Pierre_Daye_169e.ht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e/z/e/Ezequiel_Paulón_5a9f.htm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e/l/o/Eloy_Fariña_Núñez_c497.htm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f/l/a/Flags_of_active_autonomist_and_secessionist_movements.htm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h/a/Chacabuco,_Buenos_Aires_db6b.htm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u/n/i/University_of_Belgrano_dc54.htm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h/y/d/Hydrocotyle_bonariensis.htm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o/m/Companion_planting.ht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j/u/l/Julio_Chávez_ac6e.htm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e/l/Belgrano_(disambiguation).htm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v/o/g/Vogtle_Electric_Generating_Plant_df04.ht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e/n/v/Environmental_effects_of_nuclear_power.htm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a/r/a/Arachis_villosulicarpa.html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i/p/e/Ipecacuanha.html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r/e/Grevillea_'Moonlight'_824e.html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a/r/Paratylenchus_macrophallus.html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a/n/t/Antoine_Laurent_de_Jussieu_5b0d.html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e/e/Beekman_Native_Plant_Arboretum_3bfa.html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r/a/Graptophyllum_ilicifolium.htm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a/c/Cacteae.htm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u/c/Lucas_Mareque_fbe0.html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1/9/7/1971_European_Formula_Two_season_79ea.html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w/o/r/World_Pump_Festival_1479.html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e/o/George_Maxwell_8d58.html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f/u/k/Fukushima_II_Nuclear_Power_Plant_3a9e.html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v/a/l/Valley_Power_63f8.html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a/n/n/Annona_reticulata.htm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m/a/n/Man-eating_tree.html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f/o/r/Ford_River_Rouge_Complex_84fc.html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e/n/Senecioneae.html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e/t/Bethlehem_Steel_119e.html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a/l/Salix_herbacea.htm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y/t/Byttneria.html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u/n/i/University_of_California,_Irvine,_Arboretum_444f.html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r/i/Trimerotropis_infantilis.html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i/s/List_of_Lepidoptera_that_feed_on_roses_5f9f.html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m/a/r/Margherita_Sarfatti_a9c1.html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j/a/t/Jatropha_curcas.html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f/o/r/Ford_Motor_Company_of_New_Zealand_54af.html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r/a/Braunsia_apiculata.html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e/m/e/Emex_australis.html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f/i/d/Fiddleneck.html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a/t/Cattle_Tyrant_9707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o/u/Tour_of_Somerville_689f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r/e/Great_Pampa-finch_a1dd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  <table:table-row table:style-name="ro1">
          <table:table-cell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Diferencia</text:p>
          </table:table-cell>
          <table:table-cell table:style-name="ce4" office:value-type="string" calcext:value-type="string">
            <text:p>Correlacion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table:formula="of:=SUM([.D3:.D12])" office:value-type="float" office:value="0" calcext:value-type="float">
            <text:p>0</text:p>
          </table:table-cell>
          <table:table-cell table:style-name="ce10" table:formula="of:=CORREL([.$B$3:.$B$12];[.$C$3:.$C$12])"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table:formula="of:=SUM([.D3:.D27])" office:value-type="float" office:value="0" calcext:value-type="float">
            <text:p>0</text:p>
          </table:table-cell>
          <table:table-cell table:style-name="ce10" table:formula="of:=CORREL([.$B$3:.$B$27];[.$C$3:.$C$27])"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7" table:formula="of:=SUM([.D3:.D52])" office:value-type="float" office:value="23" calcext:value-type="float">
            <text:p>23</text:p>
          </table:table-cell>
          <table:table-cell table:style-name="ce24" table:formula="of:=CORREL([.$B$3:.$B$55];[.$C$3:.$C$55])" office:value-type="float" office:value="0.996735448105944" calcext:value-type="float">
            <text:p>0,997</text:p>
          </table:table-cell>
          <table:table-cell table:style-name="ce2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Q4" table:style-name="ta4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3" table:number-columns-repeated="16379"/>
        <table:table-row table:style-name="ro1">
          <table:table-cell table:style-name="ce1" office:value-type="string" calcext:value-type="string">
            <text:p>Consulta 4: science fiction books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TF_IDF</text:p>
          </table:table-cell>
          <table:table-cell table:style-name="ce2" office:value-type="string" calcext:value-type="string">
            <text:p>BM25</text:p>
          </table:table-cell>
          <table:table-cell table:style-name="ce2" office:value-type="string" calcext:value-type="string">
            <text:p>Diferencia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e/g/Beginnings_(collection)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r/o/b/Robert_J._Sawyer_d73b.ht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r/a/Trajectories_(magazine).htm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m/a/r/Marilyn_Singer_d666.htm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r/o/b/Robert_Holdstock_9c9e.htm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t/a/Stardrift_and_Other_Fantastic_Flotsam_e5ba.htm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d/i/u/Diuturnity's_Dawn_9a72.ht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e/t/Tetsu_Yano_ac4d.htm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h/e/Theresa_Wiggin_7c28.ht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r/o/g/Rogue_Queen_8f8f.htm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d/o/n/Donald_Eaton_Carr_04ea.htm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a/c/o/Acorna_the_Unicorn_Girl_3ec8.htm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a/_/j/A_Journey_in_Other_Worlds_286f.htm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h/e/The_Light_of_Other_Days_b05c.htm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6/0/t/60th_World_Science_Fiction_Convention_56da.htm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u/y/Guy_N._Smith_d9ba.htm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n/i/n/Ninotchka_Rosca_1499.htm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m/a/n/Man-eating_tree.htm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h/i/Philcon.html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o/b/Toby_Johnson_d25e.htm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a/r/Larry_Niven_d1bb.html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w/h/i/White_holes_in_fiction.html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m/a/g/Maggie_MacDonald_8f66.html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o/d/Godot.html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a/u/Paul_G._Tremblay_6d60.html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i/b/Command_&amp;_Conquer~_Tiberium_Wars_(novel)_0a72.html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u/n/e/Une_rose_au_paradis.html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n/i/c/Nick_and_the_Glimmung_1422.html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p/o/Spoo.html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h/i/Think!_(Asimov_short_story)_3a27.html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o/u/Counter-Clock_World_b040.htm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r/a/Trapped_(novel).htm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h/e/The_Siege_(disambiguation)_6713.htm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r/o/Project_Nightmare_b0c3.html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s/f/BSFA_award_2530.html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d/i/s/DiscoveryBox_da98.html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o/z/Bozo_the_Iron_Man_8772.html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a/p/Captain_Ultra_(TV_series)_e557.html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f/l/a/Flash_Crowd_c9f4.html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h/o/n/Honorverse_concepts_and_terminology.html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h/a/Shadow_Puppets_0a33.htm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h/e/The_Snow_Queen_(novel)_18d3.html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u/l/Cultural_depictions_of_dinosaurs.html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h/r/Christopher_Sorrentino_3b1d.html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o/o/Goose_Lane_Editions_a456.html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k/n/o/Knowledge_and_Decisions_82ec.html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h/e/The_Princess_Bride_1c49.html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h/e/The_Fixer_(Malamud_novel)_c56d.html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a/m/Tamora_Pierce_4cdc.html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e/l/f/Elfwood.html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h/e/The_Separation_(Animorphs)_9d2a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  <table:table-row table:style-name="ro1">
          <table:table-cell/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Diferencia</text:p>
          </table:table-cell>
          <table:table-cell table:style-name="ce9" office:value-type="string" calcext:value-type="string">
            <text:p>Correlacion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0" table:formula="of:=SUM([.D3:.D12])" office:value-type="float" office:value="2" calcext:value-type="float">
            <text:p>2</text:p>
          </table:table-cell>
          <table:table-cell table:style-name="ce28" table:formula="of:=CORREL([.B3:.B12];[.C3:.C12])" office:value-type="float" office:value="0.987878787878788" calcext:value-type="float">
            <text:p>0,99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0" table:formula="of:=SUM([.D3:.D27])" office:value-type="float" office:value="9" calcext:value-type="float">
            <text:p>9</text:p>
          </table:table-cell>
          <table:table-cell table:style-name="ce28" table:formula="of:=CORREL([.B3:.B27];[.C3:.C27])" office:value-type="float" office:value="0.993583867963872" calcext:value-type="float">
            <text:p>0,99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11" table:formula="of:=SUM([.D3:.D53])" office:value-type="float" office:value="46" calcext:value-type="float">
            <text:p>46</text:p>
          </table:table-cell>
          <table:table-cell table:style-name="ce28" table:formula="of:=CORREL([.B3:.B53];[.C3:.C53])" office:value-type="float" office:value="0.995746606334842" calcext:value-type="float">
            <text:p>1,00</text:p>
          </table:table-cell>
          <table:table-cell/>
          <table:table-cell table:style-name="Default" table:number-columns-repeated="16379"/>
        </table:table-row>
      </table:table>
      <table:table table:name="Q5" table:style-name="ta5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6380"/>
        <table:table-row table:style-name="ro1">
          <table:table-cell table:style-name="ce1" office:value-type="string" calcext:value-type="string">
            <text:p>Consulta 5: population nagasaki japan</text:p>
          </table:table-cell>
          <table:table-cell table:number-columns-repeated="3"/>
          <table:table-cell table:style-name="Default" table:number-columns-repeated="16380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TF_IDF</text:p>
          </table:table-cell>
          <table:table-cell table:style-name="ce2" office:value-type="string" calcext:value-type="string">
            <text:p>BM25</text:p>
          </table:table-cell>
          <table:table-cell table:style-name="ce2" office:value-type="string" calcext:value-type="string">
            <text:p>Diferencia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f/u/t/Futsu,_Nagasaki_6d69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a/r/i/Arie,_Nagasaki_63bf.ht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i/n/Minamishimabara,_Nagasaki_6362.htm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k/o/b/Kobe_Station_07b4.htm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o/s/Cosme_de_Torrès_e30a.htm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a/k/i/Akiko_Domoto_7e48.htm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o/m/Bombing_of_Osaka_in_World_War_II_4895.ht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a/i/Cairo_Conference_5945.htm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n/a/g/Naganohara,_Gunma_49a0.ht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r/e/Crested_Ibis_93b3.htm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f/u/j/Fujioka,_Tochigi_df61.htm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i/s/List_of_environmental_topics_(N)_409e.htm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e/i/Seiwa,_Kumamoto_1671.htm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1/s/t/1st_Battalion_2nd_Marines_cc49.html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h/a/c/Hachikai,_Aichi_0cba.htm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k/a/w/Kawauchi,_Aomori_28ae.ht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n/a/m/Namikata,_Ehime_2212.htm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t/o/b/Tobata-ku,_Kitakyūshū_af95.html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a/s/a/Asao-ku,_Kawasaki_a280.ht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i/t/Mitoyo_District,_Kagawa_ae1e.htm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k/a/m/Kamikawa_(Ishikari)_District,_Hokkaidō_69ff.html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k/a/r/Kariwa_District,_Niigata_bbc7.htm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p/e/Speed_Skating_at_the_1990_Winter_Asian_Games_78de.html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a/n/Bangladeshi-Japanese_relations_4a68.html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i/s/List_of_sister_cities_in_Canada_d2c2.html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j/a/p/Japan_at_the_1964_Winter_Olympics_e206.html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k/a/d/Kadena_High_School_a5b7.html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f/r/e/Freestyle_Skiing_at_the_2003_Winter_Asian_Games_155f.htm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i/h/Miho_Tanaka_b60d.html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b/c/BBC_Global_30_dc4a.html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i/t/Little_Italy,_Manhattan_064e.html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k/i/b/Kibi_Makibi_050c.html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n/i/h/Nihon_Minka-en_defb.html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t/s/u/Tsugaru_Peninsula_9ee9.html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h/a/n/Hanare_Kirishitan_1cb4.html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h/u/Shuchiin_University_5906.html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t/o/k/Tokyo_University_of_Agriculture_and_Technology_c9d7.html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i/y/Miyazaki_Sangyo-keiei_University_b8c0.html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a/s/Masaaki_Sawanobori_4b27.html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u/s/Susan_Saegert_2074.html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u/m/Sumitomo_Rubber_Industries_6190.html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j/a/p/Japanese_whiting.html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u/p/Supporters_of_FC_Barcelona_e543.html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a/m/Camellia_sasanqua.html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f/o/r/Formosan_subterranean_termite.htm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r/i/Crime_in_Russia_0b0a.html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h/a/Charles_Robert_Jenkins_ce81.html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o/u/Mount_Pekerebetsu_0cf2.html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a/k/Makoto_Kaneko_(baseball)_37c6.html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a/t/Battle_of_Shiojiritoge_0efe.html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1">
          <table:table-cell/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Diferencia</text:p>
          </table:table-cell>
          <table:table-cell table:style-name="ce9" office:value-type="string" calcext:value-type="string">
            <text:p>Correlacion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table:formula="of:=SUM([.D3:.D12])" office:value-type="float" office:value="0" calcext:value-type="float">
            <text:p>0</text:p>
          </table:table-cell>
          <table:table-cell table:style-name="ce30" table:formula="of:=CORREL([.B3:.B12];[.C3:.C12])" office:value-type="float" office:value="1" calcext:value-type="float">
            <text:p>1,000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4" table:formula="of:=SUM([.D3:.D26])" office:value-type="float" office:value="10" calcext:value-type="float">
            <text:p>10</text:p>
          </table:table-cell>
          <table:table-cell table:style-name="ce30" table:formula="of:=CORREL([.B3:.B27];[.C3:.C27])" office:value-type="float" office:value="0.995384615384615" calcext:value-type="float">
            <text:p>0,995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13" table:formula="of:=SUM([.D3:.D52])" office:value-type="float" office:value="40" calcext:value-type="float">
            <text:p>40</text:p>
          </table:table-cell>
          <table:table-cell table:style-name="ce30" table:formula="of:=CORREL([.B3:.B52];[.C3:.C52])" office:value-type="float" office:value="0.99577430972389" calcext:value-type="float">
            <text:p>0,996</text:p>
          </table:table-cell>
          <table:table-cell table:style-name="Default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4" number:min-decimal-places="14" number:min-integer-digits="1"/>
    </number:number-style>
    <number:number-style style:name="N154">
      <number:number number:decimal-places="13" number:min-decimal-places="13" number:min-integer-digits="1"/>
    </number:number-style>
    <number:number-style style:name="N155">
      <number:number number:decimal-places="12" number:min-decimal-places="12" number:min-integer-digits="1"/>
    </number:number-style>
    <number:number-style style:name="N156">
      <number:number number:decimal-places="11" number:min-decimal-places="11" number:min-integer-digits="1"/>
    </number:number-style>
    <number:number-style style:name="N157">
      <number:number number:decimal-places="10" number:min-decimal-places="10" number:min-integer-digits="1"/>
    </number:number-style>
    <number:number-style style:name="N158">
      <number:number number:decimal-places="9" number:min-decimal-places="9" number:min-integer-digits="1"/>
    </number:number-style>
    <number:number-style style:name="N159">
      <number:number number:decimal-places="8" number:min-decimal-places="8" number:min-integer-digits="1"/>
    </number:number-style>
    <number:number-style style:name="N160">
      <number:number number:decimal-places="7" number:min-decimal-places="7" number:min-integer-digits="1"/>
    </number:number-style>
    <number:number-style style:name="N161">
      <number:number number:decimal-places="6" number:min-decimal-places="6" number:min-integer-digits="1"/>
    </number:number-style>
    <number:number-style style:name="N162">
      <number:number number:decimal-places="5" number:min-decimal-places="5" number:min-integer-digits="1"/>
    </number:number-style>
    <number:number-style style:name="N163">
      <number:number number:decimal-places="4" number:min-decimal-places="4" number:min-integer-digits="1"/>
    </number:number-style>
    <number:number-style style:name="N164">
      <number:number number:decimal-places="3" number:min-decimal-places="3" number:min-integer-digits="1"/>
    </number:number-style>
    <number:number-style style:name="N165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/00/0000</text:date>, <text:time style:data-style-name="N2" text:time-value="17:54:19.29269700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Q2" style:display-name="PageStyle_Q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3" style:display-name="PageStyle_Q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4" style:display-name="PageStyle_Q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1" style:display-name="PageStyle_Q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5" style:display-name="PageStyle_Q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6-04-26T21:59:03</meta:creation-date>
    <dc:date>2026-05-03T11:19:51.785561394</dc:date>
    <meta:generator>LibreOffice/25.8.6.2$Linux_X86_64 LibreOffice_project/a46b460d1686bb49c718d2ef5f88b83ff2dc4981</meta:generator>
    <meta:editing-duration>PT16H15M14S</meta:editing-duration>
    <meta:editing-cycles>5</meta:editing-cycles>
    <meta:document-statistic meta:table-count="5" meta:cell-count="1360" meta:object-count="0"/>
    <meta:user-defined meta:name="AppVersion">3.1</meta:user-defined>
  </office:meta>
</office:document-meta>
</file>